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1000002A586B088263FF0C3EE.png" manifest:media-type="image/png"/>
  <manifest:file-entry manifest:full-path="Pictures/1000020100000001000000012140AFBA4EB5B6B2.png" manifest:media-type="image/png"/>
  <manifest:file-entry manifest:full-path="Pictures/1000020100000157000001485551B4D5CC14F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ece" officeooo:paragraph-rsid="001b3e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width="0.0161in" svg:height="0.0161in" draw:z-index="2"><draw:image xlink:href="Pictures/1000020100000001000000012140AFBA4EB5B6B2.png" xlink:type="simple" xlink:show="embed" xlink:actuate="onLoad" loext:mime-type="image/x-vclgraphic"/></draw:frame><draw:frame draw:style-name="fr1" draw:name="Image2" text:anchor-type="paragraph" svg:width="0.0161in" svg:height="0.0161in" draw:z-index="1"><draw:image xlink:href="Pictures/1000020100000001000000012140AFBA4EB5B6B2.png" xlink:type="simple" xlink:show="embed" xlink:actuate="onLoad" loext:mime-type="image/x-vclgraphic"/></draw:frame><draw:frame draw:style-name="fr1" draw:name="Image1" text:anchor-type="paragraph" svg:width="0.0161in" svg:height="0.0161in" draw:z-index="0"><draw:image xlink:href="Pictures/1000020100000001000000012140AFBA4EB5B6B2.png" xlink:type="simple" xlink:show="embed" xlink:actuate="onLoad" loext:mime-type="image/x-vclgraphic"/></draw:frame><draw:frame draw:style-name="fr2" draw:name="Image4" text:anchor-type="paragraph" svg:x="1.0244in" svg:y="7.1764in" svg:width="3.5728in" svg:height="2.989in" draw:z-index="3"><draw:image xlink:href="Pictures/1000020100000157000001485551B4D5CC14F952.png" xlink:type="simple" xlink:show="embed" xlink:actuate="onLoad" loext:mime-type="image/x-vclgraphic"/></draw:frame><draw:frame draw:style-name="fr2" draw:name="Image5" text:anchor-type="paragraph" svg:x="0.0516in" svg:y="0.1252in" svg:width="5.0102in" svg:height="7.052in" draw:z-index="4"><draw:image xlink:href="Pictures/10000201000001E1000002A586B088263FF0C3EE.png" xlink:type="simple" xlink:show="embed" xlink:actuate="onLoad" loext:mime-type="image/x-vclgraphic"/></draw:frame>Muhammad Hassan khan lab 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46:45.787345993</meta:creation-date>
    <dc:date>2019-11-18T10:53:39.662024621</dc:date>
    <meta:editing-duration>PT6M5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1" meta:paragraph-count="1" meta:word-count="5" meta:character-count="27" meta:non-whitespace-character-count="23"/>
  </office:meta>
</office:document-meta>
</file>